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MathJax Math-italic" svg:font-family="'MathJax Math-italic'"/>
    <style:font-face style:name="Menlo" svg:font-family="Menlo, Monaco, Consolas, 'Courier New', monospace"/>
    <style:font-face style:name="Tahoma1" svg:font-family="Tahoma"/>
    <style:font-face style:name="Whitney SSm A" svg:font-family="'Whitney SSm A', 'Whitney SSm B', Avenir, 'Helvetica Neue', 'Segoe UI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582cm" fo:widows="1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82cm" fo:widows="1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widows="1" fo:text-indent="0cm" style:auto-text-indent="false" fo:padding="0cm" fo:border="none"/>
      <style:text-properties fo:font-variant="normal" fo:text-transform="none" fo:color="#39424e" style:font-name="Whitney SSm A" fo:font-size="13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style:line-height-at-least="0.476cm" fo:widows="1" fo:text-indent="0cm" style:auto-text-indent="false" fo:background-color="#ffffff" fo:padding="0cm" fo:border="none">
        <style:background-image/>
      </style:paragraph-properties>
    </style:style>
    <style:style style:name="P6" style:family="paragraph" style:parent-style-name="Preformatted_20_Text">
      <style:paragraph-properties fo:margin-top="0cm" fo:margin-bottom="0cm" style:line-height-at-least="0.476cm" fo:widows="1" fo:background-color="#ffffff" fo:padding="0cm" fo:border="none">
        <style:background-image/>
      </style:paragraph-properties>
    </style:style>
    <style:style style:name="T1" style:family="text">
      <style:text-properties fo:font-variant="normal" fo:text-transform="none" fo:color="#39424e" style:font-name="Whitney SSm A" fo:font-size="13.5pt" fo:letter-spacing="normal" fo:font-style="normal" fo:font-weight="normal"/>
    </style:style>
    <style:style style:name="T2" style:family="text">
      <style:text-properties fo:font-variant="normal" fo:text-transform="none" fo:color="#39424e" style:font-name="inherit" fo:font-size="13.5pt" fo:letter-spacing="normal" fo:font-style="italic" fo:font-weight="normal"/>
    </style:style>
    <style:style style:name="T3" style:family="text">
      <style:text-properties fo:font-variant="normal" fo:text-transform="none" fo:color="#39424e" style:font-name="inherit" fo:font-size="13.5pt" fo:letter-spacing="normal" fo:font-style="normal" fo:font-weight="bold"/>
    </style:style>
    <style:style style:name="T4" style:family="text">
      <style:text-properties fo:font-variant="normal" fo:text-transform="none" fo:color="#39424e" style:font-name="inherit" fo:font-size="13.5pt" fo:letter-spacing="normal" fo:font-style="normal" fo:font-weight="normal"/>
    </style:style>
    <style:style style:name="T5" style:family="text">
      <style:text-properties fo:font-variant="normal" fo:text-transform="none" fo:color="#39424e" style:text-line-through-style="none" style:font-name="MathJax Main" fo:font-size="16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9424e" style:text-line-through-style="none" style:font-name="MathJax Main" fo:font-size="11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39424e" style:text-line-through-style="none" style:font-name="inherit" fo:font-size="16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39424e" style:text-line-through-style="none" style:font-name="inherit" fo:font-size="13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454c59" style:font-name="Menlo" fo:font-size="10.5pt" fo:letter-spacing="normal" fo:font-style="normal" fo:font-weight="normal" fo:background-color="transparent"/>
    </style:style>
    <style:style style:name="T10" style:family="text">
      <style:text-properties style:text-line-through-style="none" style:font-name="inherit" fo:font-size="16.5pt" style:text-underline-style="none" style:text-blinking="false"/>
    </style:style>
    <style:style style:name="T11" style:family="text">
      <style:text-properties style:text-line-through-style="none" style:font-name="inherit" style:text-underline-style="none" style:text-blinking="false"/>
    </style:style>
    <style:style style:name="T12" style:family="text">
      <style:text-properties style:text-line-through-style="none" style:font-name="MathJax Main" fo:font-size="16.5pt" style:text-underline-style="none" style:text-blinking="false"/>
    </style:style>
    <style:style style:name="T13" style:family="text">
      <style:text-properties style:text-line-through-style="none" style:font-name="MathJax Main" fo:font-size="11.25pt" style:text-underline-style="none" style:text-blinking="false"/>
    </style:style>
    <style:style style:name="T14" style:family="text">
      <style:text-properties style:text-line-through-style="none" style:font-name="MathJax Math-italic" fo:font-size="16.5pt" style:text-underline-style="none" style:text-blinking="false"/>
    </style:style>
    <style:style style:name="T15" style:family="text">
      <style:text-properties style:text-line-through-style="none" style:font-name="MathJax Math-italic" fo:font-size="11.25pt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space-before="0.55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ven an array of integers, calculate which fraction of its elements are </text:span><text:span text:style-name="Emphasis"><text:span text:style-name="T2">positive</text:span></text:span><text:span text:style-name="T1">, which fraction of its elements are </text:span><text:span text:style-name="Emphasis"><text:span text:style-name="T2">negative</text:span></text:span><text:span text:style-name="T1">, and and which fraction of its elements are </text:span><text:span text:style-name="Emphasis"><text:span text:style-name="T2">zeroes</text:span></text:span><text:span text:style-name="T1">, respectively. Print the decimal value of each fraction on a new line.</text:span></text:p>
      <text:p text:style-name="P3"><text:span text:style-name="Strong_20_Emphasis"><text:span text:style-name="T3">Note:</text:span></text:span><text:span text:style-name="T1"> This challenge introduces precision problems. The test cases are scaled to six decimal places, though answers with absolute error of up to </text:span><text:bookmark text:name="MathJax-Element-1-Frame"/><text:bookmark text:name="MathJax-Span-1"/><text:bookmark text:name="MathJax-Span-2"/><text:bookmark text:name="MathJax-Span-3"/><text:bookmark text:name="MathJax-Span-4"/><text:span text:style-name="T5">10</text:span><text:bookmark text:name="MathJax-Span-5"/><text:bookmark text:name="MathJax-Span-6"/><text:bookmark text:name="MathJax-Span-7"/><text:span text:style-name="T7">−</text:span><text:bookmark text:name="MathJax-Span-8"/><text:span text:style-name="T6">4</text:span><text:span text:style-name="T8">10−4</text:span><text:span text:style-name="T1"> are acceptable.</text:span></text:p>
      <text:p text:style-name="P1"><text:span text:style-name="Strong_20_Emphasis"><text:span text:style-name="T3">Input Format</text:span></text:span></text:p>
      <text:p text:style-name="P4">The first line contains an integer, <text:bookmark text:name="MathJax-Element-2-Frame"/><text:bookmark text:name="MathJax-Span-9"/><text:bookmark text:name="MathJax-Span-10"/><text:bookmark text:name="MathJax-Span-11"/><text:span text:style-name="T14">N</text:span><text:span text:style-name="T11">N</text:span>, denoting the size of the array. <text:line-break/>The second line contains <text:bookmark text:name="MathJax-Element-3-Frame"/><text:bookmark text:name="MathJax-Span-12"/><text:bookmark text:name="MathJax-Span-13"/><text:bookmark text:name="MathJax-Span-14"/><text:span text:style-name="T14">N</text:span><text:span text:style-name="T11">N</text:span> space-separated integers describing an array of numbers <text:bookmark text:name="MathJax-Element-4-Frame"/><text:bookmark text:name="MathJax-Span-15"/><text:bookmark text:name="MathJax-Span-16"/><text:bookmark text:name="MathJax-Span-17"/><text:span text:style-name="T12">(</text:span><text:bookmark text:name="MathJax-Span-18"/><text:bookmark text:name="MathJax-Span-19"/><text:span text:style-name="T14">a</text:span><text:bookmark text:name="MathJax-Span-20"/><text:span text:style-name="T13">0</text:span><text:bookmark text:name="MathJax-Span-21"/><text:span text:style-name="T12">,</text:span><text:bookmark text:name="MathJax-Span-22"/><text:bookmark text:name="MathJax-Span-23"/><text:span text:style-name="T14">a</text:span><text:bookmark text:name="MathJax-Span-24"/><text:span text:style-name="T13">1</text:span><text:bookmark text:name="MathJax-Span-25"/><text:span text:style-name="T12">,</text:span><text:bookmark text:name="MathJax-Span-26"/><text:bookmark text:name="MathJax-Span-27"/><text:span text:style-name="T14">a</text:span><text:bookmark text:name="MathJax-Span-28"/><text:span text:style-name="T13">2</text:span><text:bookmark text:name="MathJax-Span-29"/><text:span text:style-name="T12">,</text:span><text:bookmark text:name="MathJax-Span-30"/><text:span text:style-name="T10">…</text:span><text:bookmark text:name="MathJax-Span-31"/><text:span text:style-name="T12">,</text:span><text:bookmark text:name="MathJax-Span-32"/><text:bookmark text:name="MathJax-Span-33"/><text:span text:style-name="T14">a</text:span><text:bookmark text:name="MathJax-Span-34"/><text:bookmark text:name="MathJax-Span-35"/><text:bookmark text:name="MathJax-Span-36"/><text:span text:style-name="T15">n</text:span><text:bookmark text:name="MathJax-Span-37"/><text:span text:style-name="T10">−</text:span><text:bookmark text:name="MathJax-Span-38"/><text:span text:style-name="T13">1</text:span><text:bookmark text:name="MathJax-Span-39"/><text:span text:style-name="T12">)</text:span><text:span text:style-name="T11">(a0,a1,a2,…,an−1)</text:span>.</text:p>
      <text:p text:style-name="P1"><text:span text:style-name="Strong_20_Emphasis"><text:span text:style-name="T3">Output Format</text:span></text:span></text:p>
      <text:p text:style-name="P4">You must print the following <text:bookmark text:name="MathJax-Element-5-Frame"/><text:bookmark text:name="MathJax-Span-40"/><text:bookmark text:name="MathJax-Span-41"/><text:bookmark text:name="MathJax-Span-42"/><text:span text:style-name="T12">3</text:span><text:span text:style-name="T11">3</text:span> lines:</text:p>
      <text:list xml:id="list3549309500010813766" text:style-name="L1">
        <text:list-item>
          <text:p text:style-name="P2"><text:span text:style-name="T4">A decimal representing of the fraction of </text:span><text:span text:style-name="Emphasis"><text:span text:style-name="T2">positive</text:span></text:span><text:span text:style-name="T4"> numbers in the array.</text:span></text:p>
        </text:list-item>
        <text:list-item>
          <text:p text:style-name="P2"><text:span text:style-name="T4">A decimal representing of the fraction of </text:span><text:span text:style-name="Emphasis"><text:span text:style-name="T2">negative</text:span></text:span><text:span text:style-name="T4"> numbers in the array.</text:span></text:p>
        </text:list-item>
        <text:list-item>
          <text:p text:style-name="P2"><text:span text:style-name="T4">A decimal representing of the fraction of </text:span><text:span text:style-name="Emphasis"><text:span text:style-name="T2">zeroes</text:span></text:span><text:span text:style-name="T4"> in the array.</text:span></text:p>
        </text:list-item>
      </text:list>
      <text:p text:style-name="P1"><text:span text:style-name="Strong_20_Emphasis"><text:span text:style-name="T3">Sample Input</text:span></text:span></text:p>
      <text:p text:style-name="P5"><text:span text:style-name="Source_20_Text"><text:span text:style-name="T9">6</text:span></text:span></text:p>
      <text:p text:style-name="P6"><text:span text:style-name="Source_20_Text"><text:span text:style-name="T9">-4 3 -9 0 4 1 <text:s text:c="8"/></text:span></text:span></text:p>
      <text:p text:style-name="P1"><text:span text:style-name="Strong_20_Emphasis"><text:span text:style-name="T3">Sample Output</text:span></text:span></text:p>
      <text:p text:style-name="P5"><text:span text:style-name="Source_20_Text"><text:span text:style-name="T9">0.500000</text:span></text:span></text:p>
      <text:p text:style-name="P6"><text:span text:style-name="Source_20_Text"><text:span text:style-name="T9">0.333333</text:span></text:span></text:p>
      <text:p text:style-name="P6"><text:span text:style-name="Source_20_Text"><text:span text:style-name="T9">0.166667</text:span></text:span></text:p>
      <text:p text:style-name="P1"><text:span text:style-name="Strong_20_Emphasis"><text:span text:style-name="T3">Explanation</text:span></text:span></text:p>
      <text:p text:style-name="P4">There are <text:bookmark text:name="MathJax-Element-6-Frame"/><text:bookmark text:name="MathJax-Span-43"/><text:bookmark text:name="MathJax-Span-44"/><text:bookmark text:name="MathJax-Span-45"/><text:span text:style-name="T12">3</text:span><text:span text:style-name="T11">3</text:span> positive numbers, <text:bookmark text:name="MathJax-Element-7-Frame"/><text:bookmark text:name="MathJax-Span-46"/><text:bookmark text:name="MathJax-Span-47"/><text:bookmark text:name="MathJax-Span-48"/><text:span text:style-name="T12">2</text:span><text:span text:style-name="T11">2</text:span> negative numbers, and <text:bookmark text:name="MathJax-Element-8-Frame"/><text:bookmark text:name="MathJax-Span-49"/><text:bookmark text:name="MathJax-Span-50"/><text:bookmark text:name="MathJax-Span-51"/><text:span text:style-name="T12">1</text:span><text:span text:style-name="T11">1</text:span> zero in the array. <text:line-break/>The respective fractions of positive numbers, negative numbers and zeroes are <text:bookmark text:name="MathJax-Element-9-Frame"/><text:bookmark text:name="MathJax-Span-52"/><text:bookmark text:name="MathJax-Span-53"/><text:bookmark text:name="MathJax-Span-54"/><text:bookmark text:name="MathJax-Span-55"/><text:span text:style-name="T13">3</text:span><text:bookmark text:name="MathJax-Span-56"/><text:span text:style-name="T13">6</text:span><text:bookmark text:name="MathJax-Span-57"/><text:span text:style-name="T12">=</text:span><text:bookmark text:name="MathJax-Span-58"/><text:span text:style-name="T12">0.500000</text:span><text:span text:style-name="T11">36=0.500000</text:span>, <text:bookmark text:name="MathJax-Element-10-Frame"/><text:bookmark text:name="MathJax-Span-59"/><text:bookmark text:name="MathJax-Span-60"/><text:bookmark text:name="MathJax-Span-61"/><text:bookmark text:name="MathJax-Span-62"/><text:span text:style-name="T13">2</text:span><text:bookmark text:name="MathJax-Span-63"/><text:span text:style-name="T13">6</text:span><text:bookmark text:name="MathJax-Span-64"/><text:span text:style-name="T12">=</text:span><text:bookmark text:name="MathJax-Span-65"/><text:span text:style-name="T12">0.333333</text:span><text:span text:style-name="T11">26=0.333333</text:span> and <text:bookmark text:name="MathJax-Element-11-Frame"/><text:bookmark text:name="MathJax-Span-66"/><text:bookmark text:name="MathJax-Span-67"/><text:bookmark text:name="MathJax-Span-68"/><text:bookmark text:name="MathJax-Span-69"/><text:span text:style-name="T13">1</text:span><text:bookmark text:name="MathJax-Span-70"/><text:span text:style-name="T13">6</text:span><text:bookmark text:name="MathJax-Span-71"/><text:span text:style-name="T12">=</text:span><text:bookmark text:name="MathJax-Span-72"/><text:span text:style-name="T12">0.166667</text:span><text:span text:style-name="T11">16=0.166667</text:span>, respective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MathJax Math-italic" svg:font-family="'MathJax Math-italic'"/>
    <style:font-face style:name="Menlo" svg:font-family="Menlo, Monaco, Consolas, 'Courier New', monospace"/>
    <style:font-face style:name="Tahoma1" svg:font-family="Tahoma"/>
    <style:font-face style:name="Whitney SSm A" svg:font-family="'Whitney SSm A', 'Whitney SSm B', Avenir, 'Helvetica Neue', 'Segoe UI', Helvetica, Arial, Ubuntu, sans-serif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$Win32 OpenOffice.org_project/411m6$Build-9775</meta:generator>
    <dc:date>2016-04-11T21:23:06.03</dc:date>
    <meta:document-statistic meta:table-count="0" meta:image-count="0" meta:object-count="0" meta:page-count="1" meta:paragraph-count="18" meta:word-count="187" meta:character-count="1212"/>
    <dc:creator>WM WM</dc:creator>
    <meta:user-defined meta:name="Info 1"/>
    <meta:user-defined meta:name="Info 2"/>
    <meta:user-defined meta:name="Info 3"/>
    <meta:user-defined meta:name="Info 4"/>
  </office:meta>
</office:document-meta>
</file>